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vents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>
            <text:p>Class URI</text:p>
          </table:table-cell>
          <table:table-cell office:value-type="string">
            <text:p><text:a xlink:href="http://schema.org/Event">http://schema.org/Event</text:a>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>
            <text:p>PREFIX</text:p>
          </table:table-cell>
          <table:table-cell office:value-type="string">
            <text:p>semweb-events</text:p>
          </table:table-cell>
          <table:table-cell office:value-type="string">
            <text:p><text:a xlink:href="http://data.sparna.fr/vocabularies/semweb-events">http://data.sparna.fr/vocabularies/semweb-events#</text:a></text:p>
          </table:table-cell>
          <table:table-cell table:number-columns-repeated="3"/>
        </table:table-row>
        <table:table-row table:style-name="ro1">
          <table:table-cell office:value-type="string">
            <text:p>PREFIX</text:p>
          </table:table-cell>
          <table:table-cell office:value-type="string">
            <text:p>places</text:p>
          </table:table-cell>
          <table:table-cell office:value-type="string">
            <text:p><text:a xlink:href="http://data.sparna.fr/vocabularies/places">http://data.sparna.fr/vocabularies/places#</text:a>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3">
          <table:table-cell office:value-type="string">
            <text:p>This exemple illustrates how the converter can also generates other RDF data than SKOS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>
            <text:p>URI</text:p>
          </table:table-cell>
          <table:table-cell office:value-type="string">
            <text:p>rdf:type</text:p>
          </table:table-cell>
          <table:table-cell office:value-type="string">
            <text:p>rdfs:label@en</text:p>
          </table:table-cell>
          <table:table-cell table:style-name="ce1" office:value-type="string">
            <text:p>rdfs:label@fr</text:p>
          </table:table-cell>
          <table:table-cell table:style-name="ce1" office:value-type="string">
            <text:p>schema:location</text:p>
          </table:table-cell>
          <table:table-cell table:style-name="ce1" office:value-type="string">
            <text:p>schema:startDate^^xsd:date</text:p>
          </table:table-cell>
        </table:table-row>
        <table:table-row table:style-name="ro4">
          <table:table-cell office:value-type="string">
            <text:p>semweb-events:semweb.pro</text:p>
          </table:table-cell>
          <table:table-cell office:value-type="string">
            <text:p>schema:Event</text:p>
          </table:table-cell>
          <table:table-cell office:value-type="string">
            <text:p>Semweb.pro</text:p>
          </table:table-cell>
          <table:table-cell table:style-name="ce1" office:value-type="string">
            <text:p>Semweb.pro</text:p>
          </table:table-cell>
          <table:table-cell table:style-name="ce1" office:value-type="string">
            <text:p>places:Paris</text:p>
          </table:table-cell>
          <table:table-cell table:style-name="ce3" office:value-type="date" office:date-value="2016-11-21">
            <text:p>21/11/16</text:p>
          </table:table-cell>
        </table:table-row>
        <table:table-row table:style-name="ro2">
          <table:table-cell office:value-type="string">
            <text:p>semweb-events:eswc</text:p>
          </table:table-cell>
          <table:table-cell office:value-type="string">
            <text:p>schema:Event</text:p>
          </table:table-cell>
          <table:table-cell office:value-type="string">
            <text:p>ESWC</text:p>
          </table:table-cell>
          <table:table-cell table:style-name="ce1" office:value-type="string">
            <text:p>ESWC</text:p>
          </table:table-cell>
          <table:table-cell table:style-name="ce1" office:value-type="string">
            <text:p>places:Heraklion</text:p>
          </table:table-cell>
          <table:table-cell table:style-name="ce3" office:value-type="date" office:date-value="2016-05-29">
            <text:p>29/05/16</text:p>
          </table:table-cell>
        </table:table-row>
      </table:table>
      <table:table table:name="Locations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Class URI</text:p>
          </table:table-cell>
          <table:table-cell office:value-type="string">
            <text:p><text:a xlink:href="http://schema.org/Place">http://schema.org/Place</text:a></text:p>
          </table:table-cell>
          <table:table-cell table:number-columns-repeated="2"/>
        </table:table-row>
        <table:table-row table:style-name="ro1">
          <table:table-cell office:value-type="string">
            <text:p>PREFIX</text:p>
          </table:table-cell>
          <table:table-cell office:value-type="string">
            <text:p>places</text:p>
          </table:table-cell>
          <table:table-cell table:style-name="ce1" office:value-type="string">
            <text:p><text:a xlink:href="http://data.sparna.fr/vocabularies/places">http://data.sparna.fr/vocabularies/places#</text:a>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>
            <text:p>This exemple illustrates how the converter can also generates other RDF data than SKO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URI</text:p>
          </table:table-cell>
          <table:table-cell office:value-type="string">
            <text:p>rdf:type</text:p>
          </table:table-cell>
          <table:table-cell table:style-name="ce1" office:value-type="string">
            <text:p>rdfs:label@en</text:p>
          </table:table-cell>
          <table:table-cell table:style-name="ce1" office:value-type="string">
            <text:p>rdfs:label@fr</text:p>
          </table:table-cell>
        </table:table-row>
        <table:table-row table:style-name="ro1">
          <table:table-cell office:value-type="string">
            <text:p>places:Paris</text:p>
          </table:table-cell>
          <table:table-cell office:value-type="string">
            <text:p>schema:Place</text:p>
          </table:table-cell>
          <table:table-cell table:number-columns-repeated="2" table:style-name="ce1" office:value-type="string">
            <text:p>Paris</text:p>
          </table:table-cell>
        </table:table-row>
        <table:table-row table:style-name="ro2">
          <table:table-cell office:value-type="string">
            <text:p>places:Heraklion</text:p>
          </table:table-cell>
          <table:table-cell office:value-type="string">
            <text:p>schema:Place</text:p>
          </table:table-cell>
          <table:table-cell table:number-columns-repeated="2" table:style-name="ce1" office:value-type="string">
            <text:p>Herakl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30">30/04/2026</text:date>, <text:time>09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5</meta:editing-cycles>
    <meta:generator>OpenOffice/4.1.16$Win32 OpenOffice.org_project/4116m3$Build-9816</meta:generator>
    <dc:date>2026-04-30T09:49:07.87</dc:date>
    <dc:creator>Arthur Leroux</dc:creator>
    <meta:document-statistic meta:table-count="2" meta:cell-count="45" meta:object-count="0"/>
    <meta:user-defined meta:name="Info 1"/>
    <meta:user-defined meta:name="Info 2"/>
    <meta:user-defined meta:name="Info 3"/>
    <meta:user-defined meta:name="Info 4"/>
    <meta:user-defined meta:name="ProgId" meta:value-type="string">Excel.Sheet</meta:user-defined>
  </office:meta>
</office:document-meta>
</file>